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 prosjekt</text:p>
      <text:p text:style-name="P2"/>
      <text:p text:style-name="P2">Klikk på de enkelte mappene for å se data registrert på prosjektet.</text:p>
      <text:p text:style-name="P2"/>
      <text:p text:style-name="P2">For å eventuelt endre på data, klikk boksen «Editer», eventuelt klikk «Avslutt» for å returnere til prosjektoversikte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0T13:32:14.73</dc:date>
    <dc:language>en-US</dc:language>
    <meta:editing-cycles>3</meta:editing-cycles>
    <meta:editing-duration>PT2M0S</meta:editing-duration>
    <meta:document-statistic meta:table-count="0" meta:image-count="0" meta:object-count="0" meta:page-count="1" meta:paragraph-count="3" meta:word-count="31" meta:character-count="198"/>
    <meta:user-defined meta:name="Info 1"/>
    <meta:user-defined meta:name="Info 2"/>
    <meta:user-defined meta:name="Info 3"/>
    <meta:user-defined meta:name="Info 4"/>
  </office:meta>
</office:document-meta>
</file>